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3799" officeooo:paragraph-rsid="00003799"/>
    </style:style>
    <style:style style:name="P2" style:family="paragraph" style:parent-style-name="Standard">
      <style:paragraph-properties fo:text-align="end" style:justify-single-word="false"/>
      <style:text-properties officeooo:rsid="00003799" officeooo:paragraph-rsid="00003799"/>
    </style:style>
    <style:style style:name="P3" style:family="paragraph" style:parent-style-name="Standard">
      <style:paragraph-properties fo:text-align="justify" style:justify-single-word="false"/>
      <style:text-properties officeooo:rsid="00003799" officeooo:paragraph-rsid="00003799"/>
    </style:style>
    <style:style style:name="P4" style:family="paragraph" style:parent-style-name="Standard">
      <style:paragraph-properties fo:text-align="justify" style:justify-single-word="false"/>
      <style:text-properties officeooo:rsid="00003799" officeooo:paragraph-rsid="00050338"/>
    </style:style>
    <style:style style:name="P5" style:family="paragraph" style:parent-style-name="Standard">
      <style:paragraph-properties fo:text-align="justify" style:justify-single-word="false"/>
      <style:text-properties officeooo:rsid="00050338" officeooo:paragraph-rsid="00050338"/>
    </style:style>
    <style:style style:name="P6" style:family="paragraph" style:parent-style-name="Standard" style:master-page-name="">
      <loext:graphic-properties draw:fill="none"/>
      <style:paragraph-properties fo:margin-left="0in" fo:margin-right="0.4366in" fo:text-indent="0in" style:auto-text-indent="false" style:page-number="auto" fo:background-color="transparent"/>
      <style:text-properties officeooo:rsid="00003799" officeooo:paragraph-rsid="00003799"/>
    </style:style>
    <style:style style:name="P7" style:family="paragraph" style:parent-style-name="Standard">
      <loext:graphic-properties draw:fill="none"/>
      <style:paragraph-properties fo:margin-left="0in" fo:margin-right="0.4366in" fo:text-indent="0in" style:auto-text-indent="false" fo:background-color="transparent"/>
      <style:text-properties officeooo:rsid="00003799" officeooo:paragraph-rsid="00003799"/>
    </style:style>
    <style:style style:name="P8" style:family="paragraph" style:parent-style-name="Standard">
      <style:paragraph-properties fo:text-align="end" style:justify-single-word="false"/>
      <style:text-properties officeooo:rsid="00045c94" officeooo:paragraph-rsid="00003799"/>
    </style:style>
    <style:style style:name="P9" style:family="paragraph" style:parent-style-name="Standard">
      <style:paragraph-properties fo:text-align="justify" style:justify-single-word="false"/>
      <style:text-properties officeooo:rsid="00045c94" officeooo:paragraph-rsid="00050338"/>
    </style:style>
    <style:style style:name="T1" style:family="text">
      <style:text-properties officeooo:rsid="00045c94"/>
    </style:style>
    <style:style style:name="T2" style:family="text">
      <style:text-properties officeooo:rsid="00050338"/>
    </style:style>
    <style:style style:name="T3" style:family="text">
      <style:text-properties officeooo:rsid="00050642"/>
    </style:style>
    <style:style style:name="T4" style:family="text">
      <style:text-properties officeooo:rsid="0006ce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r. Tamdad Sulog, Chair</text:p>
      <text:p text:style-name="P8">Regional Invasive Species Council</text:p>
      <text:p text:style-name="P8">ADDRESS</text:p>
      <text:p text:style-name="P2"/>
      <text:p text:style-name="P8">DATE</text:p>
      <text:p text:style-name="P2"/>
      <text:p text:style-name="P2"/>
      <text:p text:style-name="P6">Nikolao Pula, Director </text:p>
      <text:p text:style-name="P7">Office of Insular Affairs</text:p>
      <text:p text:style-name="P1">U.S. Department of the Interior</text:p>
      <text:p text:style-name="P1">1849 C Street, N.W. Mail-Stop 2429</text:p>
      <text:p text:style-name="P1">Washington, D.C. 20240</text:p>
      <text:p text:style-name="P1"/>
      <text:p text:style-name="P1"/>
      <text:p text:style-name="P1">Dear Director Pula,</text:p>
      <text:p text:style-name="P1"/>
      <text:p text:style-name="P4"><text:span text:style-name="T2">As Chair of the Regional Invasive Species Council for the Western Pacific, </text:span>I am pleased to submit a <text:span text:style-name="T1">letter of support for Dr. Moore's grant </text:span>proposal <text:span text:style-name="T1">to support his work towards biological control of coconut rhinoceros beetle (CRB) on Guam and Palau.</text:span></text:p>
      <text:p text:style-name="P4"/>
      <text:p text:style-name="P9">Without a reducing the high populations of CRB on these islands, it is just a matter of time before this pest spreads within Micronesia. If it gets onto the smaller islands and atolls where coconut is the “tree of life” this will be a humanitarian tragedy.</text:p>
      <text:p text:style-name="P3"/>
      <text:p text:style-name="P5">RISC has been asked, via a communique from the recent Micronesian Forum, which is a meeting of all the Micronesian Governors, to help find a solution to the rhino beetle problem. <text:span text:style-name="T3">Dr. Moore is offering a promising solution, and I urge your office to fund his proposal.</text:span></text:p>
      <text:p text:style-name="P3"/>
      <text:p text:style-name="P1">Yours sincerely,</text:p>
      <text:p text:style-name="P1"/>
      <text:p text:style-name="P1"/>
      <text:p text:style-name="P1"><text:span text:style-name="T4">Tamdad Sulog, TIT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6:29:26.005136263</meta:creation-date>
    <dc:date>2017-07-05T19:32:54.665610860</dc:date>
    <meta:editing-duration>PT17M5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74" meta:character-count="1028" meta:non-whitespace-character-count="868"/>
  </office:meta>
</office:document-meta>
</file>